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65cm"/>
    </style:style>
    <style:style style:name="co2" style:family="table-column">
      <style:table-column-properties fo:break-before="auto" style:column-width="2.609cm"/>
    </style:style>
    <style:style style:name="co3" style:family="table-column">
      <style:table-column-properties fo:break-before="auto" style:column-width="2.63cm"/>
    </style:style>
    <style:style style:name="co4" style:family="table-column">
      <style:table-column-properties fo:break-before="auto" style:column-width="2.043cm"/>
    </style:style>
    <style:style style:name="co5" style:family="table-column">
      <style:table-column-properties fo:break-before="auto" style:column-width="2.066cm"/>
    </style:style>
    <style:style style:name="co6" style:family="table-column">
      <style:table-column-properties fo:break-before="auto" style:column-width="2.956cm"/>
    </style:style>
    <style:style style:name="ro1" style:family="table-row">
      <style:table-row-properties style:row-height="0.529cm" fo:break-before="auto" style:use-optimal-row-height="false"/>
    </style:style>
    <style:style style:name="ta1" style:family="table" style:master-page-name="PageStyle_5f_Notes">
      <style:table-properties table:display="true" style:writing-mode="lr-tb"/>
    </style:style>
    <number:percentage-style style:name="N10">
      <number:number number:decimal-places="0" number:min-decimal-places="0" number:min-integer-digits="1"/>
      <number:text> %</number:text>
    </number:percentage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74pt solid #f7f7f7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ackground-color="#ffcc99" style:diagonal-bl-tr="none" style:diagonal-tl-br="none" fo:border="0.74pt solid #f7f7f7" fo:padding="0.071cm" style:rotation-align="none"/>
    </style:style>
    <style:style style:name="ce4" style:family="table-cell" style:parent-style-name="Default" style:data-style-name="N10">
      <style:table-cell-properties style:glyph-orientation-vertical="0" fo:background-color="#ffcc99" style:diagonal-bl-tr="none" style:diagonal-tl-br="none" style:text-align-source="fix" style:repeat-content="false" fo:wrap-option="no-wrap" fo:border="0.74pt solid #f7f7f7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No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9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49" table:default-cell-style-name="Default"/>
        <table:table-row table:style-name="ro1">
          <table:table-cell table:number-columns-repeated="64"/>
        </table:table-row>
        <table:table-row table:style-name="ro1">
          <table:table-cell/>
          <table:table-cell table:style-name="ce2" office:value-type="string" calcext:value-type="string" table:number-columns-spanned="14" table:number-rows-spanned="1">
            <text:p>Quadern del professor</text:p>
          </table:table-cell>
          <table:covered-table-cell table:number-columns-repeated="13" table:style-name="ce2"/>
          <table:table-cell table:number-columns-repeated="49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Alumnat</text:p>
          </table:table-cell>
          <table:covered-table-cell table:style-name="ce2"/>
          <table:table-cell table:style-name="ce2" office:value-type="string" calcext:value-type="string" table:number-columns-spanned="3" table:number-rows-spanned="1">
            <text:p>Pràctique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Exercici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Exàmens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Treball</text:p>
          </table:table-cell>
          <table:covered-table-cell table:style-name="ce2"/>
          <table:table-cell table:style-name="ce2" office:value-type="string" calcext:value-type="string" table:number-columns-spanned="1" table:number-rows-spanned="3">
            <text:p>Nota Final</text:p>
          </table:table-cell>
          <table:table-cell table:number-columns-repeated="49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Cognoms</text:p>
          </table:table-cell>
          <table:table-cell table:style-name="ce2" office:value-type="string" calcext:value-type="string" table:number-columns-spanned="1" table:number-rows-spanned="2">
            <text:p>Nom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A casa</text:p>
          </table:table-cell>
          <table:table-cell table:style-name="ce3" office:value-type="string" calcext:value-type="string">
            <text:p>A classe</text:p>
          </table:table-cell>
          <table:covered-table-cell table:style-name="ce2"/>
          <table:table-cell table:number-columns-repeated="49"/>
        </table:table-row>
        <table:table-row table:style-name="ro1">
          <table:table-cell/>
          <table:covered-table-cell table:number-columns-repeated="2" table:style-name="ce2"/>
          <table:table-cell table:style-name="ce4" office:value-type="percentage" office:value="0.3" calcext:value-type="percentage" table:number-columns-spanned="3" table:number-rows-spanned="1">
            <text:p>30 %</text:p>
          </table:table-cell>
          <table:covered-table-cell table:number-columns-repeated="2" table:style-name="ce4"/>
          <table:table-cell table:style-name="ce4" office:value-type="percentage" office:value="0.1" calcext:value-type="percentage" table:number-columns-spanned="3" table:number-rows-spanned="1">
            <text:p>10 %</text:p>
          </table:table-cell>
          <table:covered-table-cell table:number-columns-repeated="2" table:style-name="ce4"/>
          <table:table-cell table:style-name="ce4" office:value-type="percentage" office:value="0.5" calcext:value-type="percentage" table:number-columns-spanned="3" table:number-rows-spanned="1">
            <text:p>50 %</text:p>
          </table:table-cell>
          <table:covered-table-cell table:number-columns-repeated="2" table:style-name="ce4"/>
          <table:table-cell table:style-name="ce4" office:value-type="percentage" office:value="0.1" calcext:value-type="percentage" table:number-columns-spanned="2" table:number-rows-spanned="1">
            <text:p>10 %</text:p>
          </table:table-cell>
          <table:covered-table-cell table:style-name="ce4"/>
          <table:covered-table-cell table:style-name="ce2"/>
          <table:table-cell table:number-columns-repeated="49"/>
        </table:table-row>
        <table:table-row table:style-name="ro1">
          <table:table-cell/>
          <table:table-cell office:value-type="string" calcext:value-type="string">
            <text:p>Triay</text:p>
          </table:table-cell>
          <table:table-cell office:value-type="string" calcext:value-type="string">
            <text:p>Marc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ROUND((([.D6]+[.E6]+[.F6])/3)*[.D$5]+(([.G6]+[.H6]+[.I6])/3)*[.G$5]+(([.J6]+[.K6]+[.L6])/3)*[.J$5]+(([.M6]+[.N6])/2)*[.M$5];2)" office:value-type="float" office:value="6.52" calcext:value-type="float">
            <text:p>6,52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Palliser</text:p>
          </table:table-cell>
          <table:table-cell office:value-type="string" calcext:value-type="string">
            <text:p>Sergi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ROUND((([.D7]+[.E7]+[.F7])/3)*[.D$5]+(([.G7]+[.H7]+[.I7])/3)*[.G$5]+(([.J7]+[.K7]+[.L7])/3)*[.J$5]+(([.M7]+[.N7])/2)*[.M$5];2)" office:value-type="float" office:value="4.98" calcext:value-type="float">
            <text:p>4,98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Franco</text:p>
          </table:table-cell>
          <table:table-cell office:value-type="string" calcext:value-type="string">
            <text:p>I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ROUND((([.D8]+[.E8]+[.F8])/3)*[.D$5]+(([.G8]+[.H8]+[.I8])/3)*[.G$5]+(([.J8]+[.K8]+[.L8])/3)*[.J$5]+(([.M8]+[.N8])/2)*[.M$5];2)" office:value-type="float" office:value="7.33" calcext:value-type="float">
            <text:p>7,33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Barber</text:p>
          </table:table-cell>
          <table:table-cell office:value-type="string" calcext:value-type="string">
            <text:p>Jordi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ROUND((([.D9]+[.E9]+[.F9])/3)*[.D$5]+(([.G9]+[.H9]+[.I9])/3)*[.G$5]+(([.J9]+[.K9]+[.L9])/3)*[.J$5]+(([.M9]+[.N9])/2)*[.M$5];2)" office:value-type="float" office:value="5.1" calcext:value-type="float">
            <text:p>5,1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Riudavets</text:p>
          </table:table-cell>
          <table:table-cell office:value-type="string" calcext:value-type="string">
            <text:p>Jose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ROUND((([.D10]+[.E10]+[.F10])/3)*[.D$5]+(([.G10]+[.H10]+[.I10])/3)*[.G$5]+(([.J10]+[.K10]+[.L10])/3)*[.J$5]+(([.M10]+[.N10])/2)*[.M$5];2)" office:value-type="float" office:value="6.35" calcext:value-type="float">
            <text:p>6,35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Martinez</text:p>
          </table:table-cell>
          <table:table-cell office:value-type="string" calcext:value-type="string">
            <text:p>Oscar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ROUND((([.D11]+[.E11]+[.F11])/3)*[.D$5]+(([.G11]+[.H11]+[.I11])/3)*[.G$5]+(([.J11]+[.K11]+[.L11])/3)*[.J$5]+(([.M11]+[.N11])/2)*[.M$5];2)" office:value-type="float" office:value="6.42" calcext:value-type="float">
            <text:p>6,42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Sintes</text:p>
          </table:table-cell>
          <table:table-cell office:value-type="string" calcext:value-type="string">
            <text:p>Alvaro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ROUND((([.D12]+[.E12]+[.F12])/3)*[.D$5]+(([.G12]+[.H12]+[.I12])/3)*[.G$5]+(([.J12]+[.K12]+[.L12])/3)*[.J$5]+(([.M12]+[.N12])/2)*[.M$5];2)" office:value-type="float" office:value="6.52" calcext:value-type="float">
            <text:p>6,52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Grau</text:p>
          </table:table-cell>
          <table:table-cell office:value-type="string" calcext:value-type="string">
            <text:p>Fed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ROUND((([.D13]+[.E13]+[.F13])/3)*[.D$5]+(([.G13]+[.H13]+[.I13])/3)*[.G$5]+(([.J13]+[.K13]+[.L13])/3)*[.J$5]+(([.M13]+[.N13])/2)*[.M$5];2)" office:value-type="float" office:value="5.02" calcext:value-type="float">
            <text:p>5,02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Barceló</text:p>
          </table:table-cell>
          <table:table-cell office:value-type="string" calcext:value-type="string">
            <text:p>Hugo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ROUND((([.D14]+[.E14]+[.F14])/3)*[.D$5]+(([.G14]+[.H14]+[.I14])/3)*[.G$5]+(([.J14]+[.K14]+[.L14])/3)*[.J$5]+(([.M14]+[.N14])/2)*[.M$5];2)" office:value-type="float" office:value="7.33" calcext:value-type="float">
            <text:p>7,33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Azaroual</text:p>
          </table:table-cell>
          <table:table-cell office:value-type="string" calcext:value-type="string">
            <text:p>Anas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ROUND((([.D15]+[.E15]+[.F15])/3)*[.D$5]+(([.G15]+[.H15]+[.I15])/3)*[.G$5]+(([.J15]+[.K15]+[.L15])/3)*[.J$5]+(([.M15]+[.N15])/2)*[.M$5];2)" office:value-type="float" office:value="6.42" calcext:value-type="float">
            <text:p>6,42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Achboune</text:p>
          </table:table-cell>
          <table:table-cell office:value-type="string" calcext:value-type="string">
            <text:p>Ayoub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ROUND((([.D16]+[.E16]+[.F16])/3)*[.D$5]+(([.G16]+[.H16]+[.I16])/3)*[.G$5]+(([.J16]+[.K16]+[.L16])/3)*[.J$5]+(([.M16]+[.N16])/2)*[.M$5];2)" office:value-type="float" office:value="5.08" calcext:value-type="float">
            <text:p>5,08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Osorio</text:p>
          </table:table-cell>
          <table:table-cell office:value-type="string" calcext:value-type="string">
            <text:p>Seba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ROUND((([.D17]+[.E17]+[.F17])/3)*[.D$5]+(([.G17]+[.H17]+[.I17])/3)*[.G$5]+(([.J17]+[.K17]+[.L17])/3)*[.J$5]+(([.M17]+[.N17])/2)*[.M$5];2)" office:value-type="float" office:value="7.33" calcext:value-type="float">
            <text:p>7,33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Barceló</text:p>
          </table:table-cell>
          <table:table-cell office:value-type="string" calcext:value-type="string">
            <text:p>David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ROUND((([.D18]+[.E18]+[.F18])/3)*[.D$5]+(([.G18]+[.H18]+[.I18])/3)*[.G$5]+(([.J18]+[.K18]+[.L18])/3)*[.J$5]+(([.M18]+[.N18])/2)*[.M$5];2)" office:value-type="float" office:value="5.1" calcext:value-type="float">
            <text:p>5,1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Magdaleno</text:p>
          </table:table-cell>
          <table:table-cell office:value-type="string" calcext:value-type="string">
            <text:p>Joselu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ROUND((([.D19]+[.E19]+[.F19])/3)*[.D$5]+(([.G19]+[.H19]+[.I19])/3)*[.G$5]+(([.J19]+[.K19]+[.L19])/3)*[.J$5]+(([.M19]+[.N19])/2)*[.M$5];2)" office:value-type="float" office:value="6.35" calcext:value-type="float">
            <text:p>6,35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Solis</text:p>
          </table:table-cell>
          <table:table-cell office:value-type="string" calcext:value-type="string">
            <text:p>Fabrizio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ROUND((([.D20]+[.E20]+[.F20])/3)*[.D$5]+(([.G20]+[.H20]+[.I20])/3)*[.G$5]+(([.J20]+[.K20]+[.L20])/3)*[.J$5]+(([.M20]+[.N20])/2)*[.M$5];2)" office:value-type="float" office:value="6.42" calcext:value-type="float">
            <text:p>6,42</text:p>
          </table:table-cell>
          <table:table-cell table:number-columns-repeated="49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4P2" style:volatile="true">
      <number:text> </number:text>
      <number:fill-character> </number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2">
      <number:minutes number:style="long"/>
      <number:text>:</number:text>
      <number:seconds number:style="long" number:decimal-places="1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/>
    </number:time-style>
    <number:number-style style:name="N119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-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€</number:text>
      <number:fill-character> </number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04P0" style:volatile="true">
      <number:text>€</number:text>
      <number:number number:decimal-places="0" number:min-decimal-places="0" number:min-integer-digits="1" number:grouping="true"/>
    </number:number-style>
    <number:number-style style:name="N104">
      <number:text>-€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text>€</number:text>
      <number:number number:decimal-places="0" number:min-decimal-places="0" number:min-integer-digits="1" number:grouping="true"/>
    </number:number-style>
    <number:number-style style:name="N105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</number:text>
      <number:number number:decimal-places="2" number:min-decimal-places="2" number:min-integer-digits="1" number:grouping="true"/>
    </number:number-style>
    <number:number-style style:name="N106">
      <number:text>-€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text>€</number:text>
      <number:number number:decimal-places="2" number:min-decimal-places="2" number:min-integer-digits="1" number:grouping="true"/>
    </number:number-style>
    <number:number-style style:name="N107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style:style style:name="Default" style:family="table-cell">
      <style:table-cell-properties fo:padding="0.071cm" style:rotation-align="none" style:vertical-align="middle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Notes" style:display-name="PageStyle_Not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3:58:26</meta:creation-date>
    <dc:date>2024-01-16T13:11:30.511954259</dc:date>
    <meta:editing-duration>PT51S</meta:editing-duration>
    <meta:editing-cycles>1</meta:editing-cycles>
    <meta:document-statistic meta:table-count="1" meta:cell-count="234" meta:object-count="0"/>
    <meta:generator>LibreOffice/7.3.7.2$Linux_X86_64 LibreOffice_project/30$Build-2</meta:generator>
    <meta:user-defined meta:name="ICV"/>
    <meta:user-defined meta:name="KSOProductBuildVer">1033-11.1.0.11704</meta:user-defined>
  </office:meta>
</office:document-meta>
</file>